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fo:wrap-option="wrap" style:vertical-align="top"/>
    </style:style>
    <style:style style:name="ce8" style:family="table-cell" style:parent-style-name="Default">
      <style:table-cell-properties fo:background-color="#00ff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mikolons aus Artikelbeschreibung entfern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leines L und großes i, 0 (Null) und großes o ausschließen bei Registrierungscode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nglische Version der Nachricht implementier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atistic Seite erstelle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4">
          <table:table-cell table:style-name="ce4"/>
          <table:table-cell table:style-name="ce7" office:value-type="string">
            <text:p>Adressaufkleber für Artikel drucken (Button druckt 40 Etiketten mit Hinweis in Kopfzeile 'Adressetiketten auf weißem Papier order auf Papier mit Etikettenfarbe drucken'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Listenübersicht Anzahl registrierte und abgeschlossene Listen anzeig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8" office:value-type="string">
            <text:p>Suchoptionen bei Benutzer Index ergänz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5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6" table:number-rows-repeated="104851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9-12T21:20:03</dc:date>
    <dc:creator>Pierre Sugar</dc:creator>
    <meta:editing-duration>P25DT18H38M47S</meta:editing-duration>
    <meta:editing-cycles>66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20" meta:object-count="0"/>
  </office:meta>
</office:document-meta>
</file>